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co2" style:family="table-column">
      <style:table-column-properties fo:break-before="auto" style:column-width="45.09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ournisseu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é Total</text:p>
          </table:table-cell>
          <table:table-cell table:style-name="ce1" office:value-type="string" calcext:value-type="string">
            <text:p>Quantité Vincent</text:p>
          </table:table-cell>
          <table:table-cell table:style-name="ce1" office:value-type="string" calcext:value-type="string">
            <text:p>Quantité Val</text:p>
          </table:table-cell>
          <table:table-cell table:style-name="ce1" office:value-type="string" calcext:value-type="string">
            <text:p>Prix Total</text:p>
          </table:table-cell>
          <table:table-cell table:style-name="ce1" office:value-type="string" calcext:value-type="string">
            <text:p>Prix Vincent</text:p>
          </table:table-cell>
          <table:table-cell table:style-name="ce1" office:value-type="string" calcext:value-type="string">
            <text:p>Prix Val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Payé par Vincent</text:p>
          </table:table-cell>
          <table:table-cell table:style-name="ce1" office:value-type="string" calcext:value-type="string">
            <text:p>Payé par Valentin</text:p>
          </table:table-cell>
          <table:table-cell table:style-name="ce1" office:value-type="string" calcext:value-type="string">
            <text:p>Lien</text:p>
          </table:table-cell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OS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08" calcext:value-type="float">
            <text:p>18.08</text:p>
          </table:table-cell>
          <table:table-cell table:number-columns-repeated="2" office:value-type="float" office:value="9.04" calcext:value-type="float">
            <text:p>9.04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fr/MICRO-MinimOSD-Minim-OSD-Mini-OSD-W-KV-Team-MOD-For-Naze32-Flight-Controller-p-990556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TX 200m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6" calcext:value-type="float">
            <text:p>50.66</text:p>
          </table:table-cell>
          <table:table-cell table:number-columns-repeated="2" office:value-type="float" office:value="25.33" calcext:value-type="float">
            <text:p>25.33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AOMWAY-FPV-5_8Ghz-200mW-32CH-Wireless-AV-Transmitter-Module-p-947147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Rallonge antenne 5c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FPV-5cm-Extension-Cable-SMA-Male-to-SMA-Female-Right-Angle-Cable-p-1022382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Rallonge antenne 10c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46" calcext:value-type="float">
            <text:p>5.46</text:p>
          </table:table-cell>
          <table:table-cell table:number-columns-repeated="2" office:value-type="float" office:value="2.73" calcext:value-type="float">
            <text:p>2.73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10cm-SMA-Male-Plug-to-SMA-Female-Jack-Bulkhead-Right-Angle-Pigtail-Cable-RG316-p-98530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Adaptateurs antenn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04" calcext:value-type="float">
            <text:p>6.04</text:p>
          </table:table-cell>
          <table:table-cell table:number-columns-repeated="2" office:value-type="float" office:value="3.02" calcext:value-type="float">
            <text:p>3.02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SMA-Male-to-RP-SMA-Female-Right-Angle-RF-Adapter-Connector-p-940599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PCB Le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59" calcext:value-type="float">
            <text:p>7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Matek-PDB-BEC-5V-3A-LED-Lighting-Control-Tracker-Low-Voltage-Alarm-LED-POWER-HUB-5in1-p-991017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Buzz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10Pcs-5V-Electromagnetic-Active-Buzzer-Continuous-Beep-Continuously-p-943524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LEDS – rub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Matek-8-Bit-WS2812B-RGB-5050-Highlight-LED-for-Naze32-CC3D-p-983608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LEDS – carr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4W-48led-COB-LED-Chip-480mA-WhiteWarm-White-For-DIY-DC-12V-p-959059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L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.62" calcext:value-type="float">
            <text:p>13.62</text:p>
          </table:table-cell>
          <table:table-cell table:number-columns-repeated="2" office:value-type="float" office:value="6.81" calcext:value-type="float">
            <text:p>6.81</text:p>
          </table:table-cell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L-C-Power-Filter-2A-RTF-LC-FILTER-3AMP-2-4S-LC-Module-Lllustrated-Eliminate-Moire-Video-Signal-p-1029694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Visseri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ç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Paracord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ç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nggood.com/50ft-9Core-Strand-550Lb-Luminous-Glow-Nylon-Paracord-Parachute-Rope-p-923088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good</text:p>
          </table:table-cell>
          <table:table-cell office:value-type="string" calcext:value-type="string">
            <text:p>Frais de port Banggood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onefactory</text:p>
          </table:table-cell>
          <table:table-cell office:value-type="string" calcext:value-type="string">
            <text:p>Fatshar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Reçu 1/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ronefactory.ch/dronefactory-shop/fatshark-dominator-v3-video-brill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nefactory</text:p>
          </table:table-cell>
          <table:table-cell office:value-type="string" calcext:value-type="string">
            <text:p>Antenn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Reç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ronefactory.ch/dronefactory-shop/tbs-triumph-5-8ghz-antenna-rp-sma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nefactory</text:p>
          </table:table-cell>
          <table:table-cell office:value-type="string" calcext:value-type="string">
            <text:p>Frais de 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/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erodron</text:p>
          </table:table-cell>
          <table:table-cell office:value-type="string" calcext:value-type="string">
            <text:p>R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8" calcext:value-type="float">
            <text:p>69.8</text:p>
          </table:table-cell>
          <table:table-cell table:number-columns-repeated="2" office:value-type="float" office:value="34.9" calcext:value-type="float">
            <text:p>34.9</text:p>
          </table:table-cell>
          <table:table-cell office:value-type="string" calcext:value-type="string">
            <text:p>Début m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hop.aerodron.ch/en/fk0035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rodron</text:p>
          </table:table-cell>
          <table:table-cell office:value-type="string" calcext:value-type="string">
            <text:p>Frais de 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string" calcext:value-type="string">
            <text:p>n/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ialcopter</text:p>
          </table:table-cell>
          <table:table-cell office:value-type="string" calcext:value-type="string">
            <text:p>Camé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Reç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pecialcopter.ch/shop/Multikopter-FPV/FatShark/FS-960TVL-Cam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ialcopter</text:p>
          </table:table-cell>
          <table:table-cell office:value-type="string" calcext:value-type="string">
            <text:p>Prop bala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Reç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pecialcopter.ch/shop/Accessoires/propbalancer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ialcopter</text:p>
          </table:table-cell>
          <table:table-cell office:value-type="string" calcext:value-type="string">
            <text:p>Frais de 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4.95" calcext:value-type="float">
            <text:p>4.95</text:p>
          </table:table-cell>
          <table:table-cell office:value-type="string" calcext:value-type="string">
            <text:p>n/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C3:.C26])" office:value-type="float" office:value="47" calcext:value-type="float">
            <text:p>47</text:p>
          </table:table-cell>
          <table:table-cell table:style-name="ce1" table:formula="of:=SUM([.D3:.D26])" office:value-type="float" office:value="25.5" calcext:value-type="float">
            <text:p>25.5</text:p>
          </table:table-cell>
          <table:table-cell table:style-name="ce1" table:formula="of:=SUM([.E3:.E26])" office:value-type="float" office:value="19.5" calcext:value-type="float">
            <text:p>19.5</text:p>
          </table:table-cell>
          <table:table-cell table:style-name="ce1" table:formula="of:=SUM([.F3:.F26])" office:value-type="float" office:value="1244.09" calcext:value-type="float">
            <text:p>1244.09</text:p>
          </table:table-cell>
          <table:table-cell table:style-name="ce1" table:formula="of:=SUM([.G3:.G26])" office:value-type="float" office:value="616.73" calcext:value-type="float">
            <text:p>616.73</text:p>
          </table:table-cell>
          <table:table-cell table:style-name="ce1" table:formula="of:=SUM([.H3:.H26])" office:value-type="float" office:value="627.36" calcext:value-type="float">
            <text:p>627.36</text:p>
          </table:table-cell>
          <table:table-cell table:style-name="ce1"/>
          <table:table-cell table:style-name="ce1" table:formula="of:=SUM([.G3:.G15])" office:value-type="float" office:value="59.63" calcext:value-type="float">
            <text:p>59.63</text:p>
          </table:table-cell>
          <table:table-cell table:style-name="ce1" table:formula="of:=SUM([.F17:.F26])" office:value-type="float" office:value="1129.1" calcext:value-type="float">
            <text:p>1129.1</text:p>
          </table:table-cell>
          <table:table-cell table:style-name="ce1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.00.0000</text:date>, <text:time style:data-style-name="N2" text:time-value="17:30:12.1687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5:32:48.658046000</meta:creation-date>
    <dc:date>2016-03-19T20:53:26.035246000</dc:date>
    <meta:editing-duration>PT3H55M9S</meta:editing-duration>
    <meta:editing-cycles>4</meta:editing-cycles>
    <meta:generator>LibreOffice/5.0.1.2$MacOSX_X86_64 LibreOffice_project/81898c9f5c0d43f3473ba111d7b351050be20261</meta:generator>
    <meta:document-statistic meta:table-count="1" meta:cell-count="251" meta:object-count="0"/>
  </office:meta>
</office:document-meta>
</file>